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7" style:family="graphic" style:parent-style-name="standard">
      <style:graphic-properties svg:stroke-color="#3465a4" draw:fill-color="#000000" draw:textarea-horizontal-align="justify" draw:textarea-vertical-align="middle" draw:auto-grow-height="false" fo:min-height="0.111cm" fo:min-width="0.2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0.5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4.331cm" svg:y1="5.2cm" svg:x2="3.954cm" svg:y2="5.056cm">
            <text:p/>
          </draw:line>
          <draw:line draw:style-name="gr1" draw:text-style-name="P1" draw:layer="layout" svg:x1="4.72cm" svg:y1="4.753cm" svg:x2="3.955cm" svg:y2="5.058cm">
            <text:p/>
          </draw:line>
          <draw:line draw:style-name="gr1" draw:text-style-name="P1" draw:layer="layout" svg:x1="4.762cm" svg:y1="4.157cm" svg:x2="3.996cm" svg:y2="3.854cm">
            <text:p/>
          </draw:line>
          <draw:line draw:style-name="gr1" draw:text-style-name="P1" draw:layer="layout" svg:x1="4.738cm" svg:y1="4.768cm" svg:x2="3.972cm" svg:y2="4.465cm">
            <text:p/>
          </draw:line>
          <draw:line draw:style-name="gr1" draw:text-style-name="P1" draw:layer="layout" svg:x1="4.758cm" svg:y1="4.144cm" svg:x2="3.993cm" svg:y2="4.449cm">
            <text:p/>
          </draw:line>
          <draw:line draw:style-name="gr1" draw:text-style-name="P1" draw:layer="layout" svg:x1="4.757cm" svg:y1="3.541cm" svg:x2="3.992cm" svg:y2="3.846cm">
            <text:p/>
          </draw:line>
          <draw:line draw:style-name="gr1" draw:text-style-name="P1" draw:layer="layout" svg:x1="4.72cm" svg:y1="3.547cm" svg:x2="4.343cm" svg:y2="3.403cm">
            <text:p/>
          </draw:line>
        </draw:g>
        <draw:g xml:id="id2" draw:id="id2">
          <draw:line draw:style-name="gr1" draw:text-style-name="P1" draw:layer="layout" svg:x1="6.176cm" svg:y1="4.096cm" svg:x2="7.969cm" svg:y2="4.096cm">
            <text:p/>
          </draw:line>
          <draw:line draw:style-name="gr1" draw:text-style-name="P1" draw:layer="layout" svg:x1="6.176cm" svg:y1="4.096cm" svg:x2="7.969cm" svg:y2="4.096cm">
            <text:p/>
          </draw:line>
          <draw:line draw:style-name="gr1" draw:text-style-name="P1" draw:layer="layout" svg:x1="6.176cm" svg:y1="4.831cm" svg:x2="7.969cm" svg:y2="4.831cm">
            <text:p/>
          </draw:line>
          <draw:line draw:style-name="gr1" draw:text-style-name="P1" draw:layer="layout" svg:x1="7.06cm" svg:y1="5.824cm" svg:x2="7.074cm" svg:y2="4.825cm">
            <text:p/>
          </draw:line>
          <draw:line draw:style-name="gr1" draw:text-style-name="P1" draw:layer="layout" svg:x1="7.06cm" svg:y1="4.111cm" svg:x2="7.074cm" svg:y2="3.112cm">
            <text:p/>
          </draw:line>
        </draw:g>
        <draw:connector draw:style-name="gr2" draw:text-style-name="P2" draw:layer="layout" draw:line-skew="-0.593cm" svg:x1="4.358cm" svg:y1="3.403cm" svg:x2="7.072cm" svg:y2="3.112cm" draw:start-shape="id1" draw:start-glue-point="0" draw:end-shape="id2" draw:end-glue-point="0" svg:d="M4358 3403v-1434h2714v1143" svg:viewBox="0 0 2715 1435">
          <text:p/>
        </draw:connector>
        <draw:frame draw:style-name="gr3" draw:text-style-name="P3" draw:layer="layout" svg:width="0.875cm" svg:height="0.963cm" svg:x="8.843cm" svg:y="2.954cm">
          <draw:text-box>
            <text:p>+</text:p>
          </draw:text-box>
        </draw:frame>
        <draw:frame draw:style-name="gr3" draw:text-style-name="P3" draw:layer="layout" svg:width="0.875cm" svg:height="0.963cm" svg:x="8.922cm" svg:y="4.495cm">
          <draw:text-box>
            <text:p>-</text:p>
          </draw:text-box>
        </draw:frame>
        <draw:frame draw:style-name="gr4" draw:text-style-name="P4" draw:layer="layout" svg:width="0.922cm" svg:height="1.114cm" svg:x="0.732cm" svg:y="3.947cm">
          <draw:text-box>
            <text:p><text:span text:style-name="T1">v</text:span><text:span text:style-name="T2">s</text:span></text:p>
          </draw:text-box>
        </draw:frame>
        <draw:frame draw:style-name="gr5" draw:text-style-name="P5" draw:layer="layout" svg:width="1.108cm" svg:height="1.114cm" svg:x="8.877cm" svg:y="3.762cm">
          <draw:text-box>
            <text:p>v<text:span text:style-name="T3">c</text:span></text:p>
          </draw:text-box>
        </draw:frame>
        <draw:frame draw:style-name="gr6" draw:text-style-name="P4" draw:layer="layout" svg:width="1.052cm" svg:height="0.966cm" svg:x="4.55cm" svg:y="4.111cm">
          <draw:text-box>
            <text:p><text:span text:style-name="T1">R</text:span><text:span text:style-name="T2">1</text:span></text:p>
          </draw:text-box>
        </draw:frame>
        <draw:frame draw:style-name="gr6" draw:text-style-name="P4" draw:layer="layout" svg:width="0.959cm" svg:height="0.962cm" svg:x="6.073cm" svg:y="2.669cm">
          <draw:text-box>
            <text:p><text:span text:style-name="T1">C</text:span></text:p>
          </draw:text-box>
        </draw:frame>
        <draw:connector draw:style-name="gr2" draw:text-style-name="P2" draw:layer="layout" draw:line-skew="-0.307cm" svg:x1="7.072cm" svg:y1="3.112cm" svg:x2="10.784cm" svg:y2="1.99cm" draw:start-shape="id2" draw:start-glue-point="0" svg:d="M7072 3112v-1143h3712v21" svg:viewBox="0 0 3713 1144">
          <text:p/>
        </draw:connector>
        <draw:connector draw:style-name="gr2" draw:text-style-name="P2" draw:layer="layout" svg:x1="3.211cm" svg:y1="1.973cm" svg:x2="4.358cm" svg:y2="3.403cm" draw:start-shape="id3" draw:start-glue-point="4" draw:end-shape="id1" draw:end-glue-point="0" svg:d="M3211 1973h1147v1430" svg:viewBox="0 0 1148 1431">
          <text:p/>
        </draw:connector>
        <draw:connector draw:style-name="gr2" draw:text-style-name="P2" draw:layer="layout" draw:line-skew="0.316cm" svg:x1="10.763cm" svg:y1="6.964cm" svg:x2="7.072cm" svg:y2="5.824cm" draw:end-shape="id2" draw:end-glue-point="2" svg:d="M10763 6964v21h-3691v-1161" svg:viewBox="0 0 3692 1162">
          <text:p/>
        </draw:connector>
        <draw:custom-shape draw:style-name="gr7" draw:text-style-name="P6" xml:id="id3" draw:id="id3" draw:layer="measurelines" svg:width="1.54cm" svg:height="1.083cm" draw:transform="rotate (-1.5706217938697) translate (3.211cm 1.20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1" draw:layer="measurelines" draw:type="line" svg:x1="3.387cm" svg:y1="0.741cm" svg:x2="3.376cm" svg:y2="0.72cm" svg:d="M3387 741l-11-21" svg:viewBox="0 0 12 22">
          <text:p/>
        </draw:connector>
        <draw:line draw:style-name="gr9" draw:text-style-name="P1" draw:layer="measurelines" svg:x1="3.227cm" svg:y1="1.176cm" svg:x2="3.227cm" svg:y2="2.795cm">
          <text:p/>
        </draw:line>
        <draw:line draw:style-name="gr10" draw:text-style-name="P1" draw:layer="measurelines" svg:x1="2.148cm" svg:y1="1.99cm" svg:x2="0.995cm" svg:y2="1.99cm">
          <text:p/>
        </draw:line>
        <draw:line draw:style-name="gr11" draw:text-style-name="P1" draw:layer="measurelines" svg:x1="10.837cm" svg:y1="6.964cm" svg:x2="0.984cm" svg:y2="6.985cm">
          <text:p/>
        </draw:line>
        <draw:line draw:style-name="gr11" draw:text-style-name="P1" draw:layer="measurelines" svg:x1="4.293cm" svg:y1="5.208cm" svg:x2="4.293cm" svg:y2="6.964cm">
          <text:p/>
        </draw:line>
        <draw:frame draw:style-name="gr3" draw:text-style-name="P3" draw:layer="measurelines" svg:width="0.875cm" svg:height="0.963cm" svg:x="0.667cm" svg:y="3.231cm">
          <draw:text-box>
            <text:p>+</text:p>
          </draw:text-box>
        </draw:frame>
        <draw:frame draw:style-name="gr3" draw:text-style-name="P3" draw:layer="measurelines" svg:width="0.875cm" svg:height="0.963cm" svg:x="0.756cm" svg:y="4.556cm">
          <draw:text-box>
            <text:p>-</text:p>
          </draw:text-box>
        </draw:frame>
        <draw:line draw:style-name="gr12" draw:text-style-name="P1" draw:layer="measurelines" svg:x1="3.62cm" svg:y1="4.101cm" svg:x2="3.596cm" svg:y2="5.761cm">
          <text:p/>
        </draw:line>
        <draw:frame draw:style-name="gr4" draw:text-style-name="P4" draw:layer="measurelines" svg:width="0.922cm" svg:height="1.114cm" svg:x="2.789cm" svg:y="3.971cm">
          <draw:text-box>
            <text:p><text:span text:style-name="T4">i</text:span><text:span text:style-name="T2">R</text:span></text:p>
          </draw:text-box>
        </draw:frame>
        <draw:line draw:style-name="gr12" draw:text-style-name="P1" draw:layer="measurelines" svg:x1="2.309cm" svg:y1="0.902cm" svg:x2="3.941cm" svg:y2="0.901cm">
          <text:p/>
        </draw:line>
        <draw:frame draw:style-name="gr4" draw:text-style-name="P4" draw:layer="measurelines" svg:width="0.922cm" svg:height="1.114cm" svg:x="1.755cm" svg:y="0cm">
          <draw:text-box>
            <text:p><text:span text:style-name="T4">i</text:span><text:span text:style-name="T2">D</text:span></text:p>
          </draw:text-box>
        </draw:frame>
        <draw:line draw:style-name="gr12" draw:text-style-name="P1" draw:layer="measurelines" svg:x1="7.476cm" svg:y1="2.284cm" svg:x2="7.452cm" svg:y2="3.944cm">
          <text:p/>
        </draw:line>
        <draw:frame draw:style-name="gr4" draw:text-style-name="P4" draw:layer="measurelines" svg:width="0.922cm" svg:height="1.114cm" svg:x="7.371cm" svg:y="2.395cm">
          <draw:text-box>
            <text:p><text:span text:style-name="T4">i</text:span><text:span text:style-name="T2">C</text:span></text:p>
          </draw:text-box>
        </draw:frame>
        <draw:frame draw:style-name="gr13" draw:text-style-name="P4" draw:layer="layout" svg:width="1.052cm" svg:height="1.045cm" svg:x="1.262cm" svg:y="2.034cm">
          <draw:text-box>
            <text:p><text:span text:style-name="T1">D</text:span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20:48:04.400156017</dc:date>
    <meta:editing-duration>PT20M51S</meta:editing-duration>
    <meta:editing-cycles>5</meta:editing-cycles>
    <meta:generator>LibreOffice/6.4.6.2$Linux_X86_64 LibreOffice_project/40$Build-2</meta:generator>
    <meta:document-statistic meta:object-count="39"/>
  </office:meta>
</office:document-meta>
</file>